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paragraph-rsid="001343df" style:font-weight-asian="bold" style:font-weight-complex="bold"/>
    </style:style>
    <style:style style:name="P7" style:family="paragraph" style:parent-style-name="Standard">
      <style:text-properties fo:font-weight="bold" officeooo:rsid="0014d8a1" officeooo:paragraph-rsid="0014d8a1" style:font-weight-asian="bold" style:font-weight-complex="bold"/>
    </style:style>
    <style:style style:name="P8" style:family="paragraph" style:parent-style-name="Standard">
      <style:text-properties fo:font-weight="bold" officeooo:rsid="0014d8a1" officeooo:paragraph-rsid="001579f9" style:font-weight-asian="bold" style:font-weight-complex="bold"/>
    </style:style>
    <style:style style:name="P9" style:family="paragraph" style:parent-style-name="Standard">
      <style:text-properties fo:font-weight="bold" officeooo:paragraph-rsid="001a3da2" style:font-weight-asian="bold" style:font-weight-complex="bold"/>
    </style:style>
    <style:style style:name="P10" style:family="paragraph" style:parent-style-name="Standard">
      <style:text-properties fo:font-weight="bold" officeooo:rsid="001856d3" officeooo:paragraph-rsid="001856d3" style:font-weight-asian="bold" style:font-weight-complex="bold"/>
    </style:style>
    <style:style style:name="P11" style:family="paragraph" style:parent-style-name="Standard">
      <style:text-properties fo:font-weight="bold" officeooo:rsid="001ddb3d" officeooo:paragraph-rsid="001ddb3d" style:font-weight-asian="bold" style:font-weight-complex="bold"/>
    </style:style>
    <style:style style:name="P12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1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4" style:family="paragraph" style:parent-style-name="Standard">
      <style:text-properties officeooo:rsid="00178025" officeooo:paragraph-rsid="00178025"/>
    </style:style>
    <style:style style:name="P15" style:family="paragraph" style:parent-style-name="Standard">
      <style:text-properties officeooo:rsid="001baf9e" officeooo:paragraph-rsid="001baf9e"/>
    </style:style>
    <style:style style:name="P16" style:family="paragraph" style:parent-style-name="Standard">
      <style:text-properties officeooo:rsid="001d70a4" officeooo:paragraph-rsid="001d70a4"/>
    </style:style>
    <style:style style:name="P17" style:family="paragraph" style:parent-style-name="Standard">
      <style:text-properties officeooo:rsid="001ddb3d" officeooo:paragraph-rsid="001ddb3d"/>
    </style:style>
    <style:style style:name="P18" style:family="paragraph" style:parent-style-name="Standard">
      <style:text-properties officeooo:paragraph-rsid="001a3da2"/>
    </style:style>
    <style:style style:name="P19" style:family="paragraph" style:parent-style-name="Standard">
      <style:text-properties officeooo:paragraph-rsid="0023ee96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ddb3d" style:font-weight-asian="bold" style:font-weight-complex="bold"/>
    </style:style>
    <style:style style:name="T7" style:family="text">
      <style:text-properties fo:font-weight="bold" officeooo:rsid="00255c80" style:font-weight-asian="bold" style:font-weight-complex="bold"/>
    </style:style>
    <style:style style:name="T8" style:family="text">
      <style:text-properties fo:font-weight="bold" officeooo:rsid="001a3da2" style:font-weight-asian="bold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b4690e" loext:opacity="100%" style:font-name="sfmono-regular" fo:font-size="12.75pt" fo:letter-spacing="normal" fo:font-style="normal" fo:font-weight="normal"/>
    </style:style>
    <style:style style:name="T21" style:family="text">
      <style:text-properties fo:font-variant="normal" fo:text-transform="none" fo:color="#b4690e" loext:opacity="100%" style:font-name="Liberation Serif" fo:font-size="12.75pt" fo:letter-spacing="normal" fo:font-style="normal" fo:font-weight="normal"/>
    </style:style>
    <style:style style:name="T22" style:family="text">
      <style:text-properties fo:font-variant="normal" fo:text-transform="none" fo:color="#b4690e" loext:opacity="100%" style:font-name="Liberation Serif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b4690e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3ee96" style:font-weight-asian="normal" style:font-weight-complex="normal"/>
    </style:style>
    <style:style style:name="T28" style:family="text">
      <style:text-properties fo:font-weight="normal" officeooo:rsid="00255c80" style:font-weight-asian="normal" style:font-weight-complex="normal"/>
    </style:style>
    <style:style style:name="T29" style:family="text">
      <style:text-properties fo:font-weight="normal" officeooo:rsid="0011c36f" style:font-weight-asian="normal" style:font-weight-complex="normal"/>
    </style:style>
    <style:style style:name="T30" style:family="text">
      <style:text-properties fo:font-weight="normal" officeooo:rsid="001a3da2" style:font-weight-asian="normal" style:font-weight-complex="normal"/>
    </style:style>
    <style:style style:name="T31" style:family="text">
      <style:text-properties officeooo:rsid="001fbaf9"/>
    </style:style>
    <style:style style:name="T32" style:family="text">
      <style:text-properties officeooo:rsid="0020fd64"/>
    </style:style>
    <style:style style:name="T33" style:family="text">
      <style:text-properties officeooo:rsid="0023ee96"/>
    </style:style>
    <style:style style:name="T34" style:family="text">
      <style:text-properties officeooo:rsid="00255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20"><text:span text:style-name="T24">git config core.autocrlf true</text:span><text:span text:style-name="T25">: </text:span><text:s/><text:span text:style-name="T31"><text:s/></text:span><text:span text:style-name="T32">por si sale el </text:span><text:span text:style-name="T31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13"><text:tab/><text:tab/><text:tab/><text:tab/></text:p>
      <text:p text:style-name="P18"><text:span text:style-name="T8">cd</text:span><text:span text:style-name="T28"> =</text:span><text:span text:style-name="T30"> </text:span><text:span text:style-name="T18">change directory</text:span></text:p>
      <text:p text:style-name="P3"><text:span text:style-name="T5">clear</text:span><text:span text:style-name="T28"> =</text:span><text:span text:style-name="T29"> </text:span><text:span text:style-name="T13">limpia el historial/ventana del cmd</text:span></text:p>
      <text:p text:style-name="P19"><text:span text:style-name="T12">git –version</text:span><text:span text:style-name="T10"> =</text:span><text:span text:style-name="T2"> muestra la versión de Git instalad</text:span><text:span text:style-name="T3">a.</text:span></text:p>
      <text:p text:style-name="P2"><text:span text:style-name="T11">git help</text:span><text:span text:style-name="T10"> =</text:span><text:span text:style-name="T11"> <text:s/></text:span><text:span text:style-name="T3">muestra una lista de comandos.</text:span></text:p>
      <text:p text:style-name="P6"><text:span text:style-name="T15">g</text:span><text:span text:style-name="T14">it config</text:span></text:p>
      <text:p text:style-name="P7">git config --global user.name “”</text:p>
      <text:p text:style-name="P8">git config --global user.<text:span text:style-name="T16">email “”</text:span></text:p>
      <text:p text:style-name="P4"><text:span text:style-name="T4">git config --global -e</text:span><text:span text:style-name="T28"> =</text:span><text:span text:style-name="T26"> <text:s/></text:span><text:span text:style-name="T18">muestra configuración global</text:span></text:p>
      <text:p text:style-name="P9"><text:span text:style-name="T18">git config –global init.defaultBranch</text:span><text:span text:style-name="T19"> nombre</text:span></text:p>
      <text:p text:style-name="P15"><text:span text:style-name="T4">git status</text:span><text:span text:style-name="T28"> =</text:span><text:span text:style-name="T26"> </text:span>muestra el “estado” del repositorio</text:p>
      <text:p text:style-name="P4"/>
      <text:p text:style-name="P10">git init</text:p>
      <text:p text:style-name="P16"><text:span text:style-name="T4">git add</text:span><text:span text:style-name="T6"> nombre</text:span><text:span text:style-name="T19"> = añade el archivo al stage</text:span></text:p>
      <text:p text:style-name="P16"><text:span text:style-name="T4">git add .</text:span><text:span text:style-name="T19"> = añade todos los archivos al stage</text:span></text:p>
      <text:p text:style-name="P17"><text:span text:style-name="T4">git reset nombre</text:span> = quita el archivo del stage</text:p>
      <text:p text:style-name="P11">git commit -m "nombre del commit"</text:p>
      <text:p text:style-name="P12">git checkout -- .<text:span text:style-name="T33"> </text:span><text:span text:style-name="T27">= vuelve el repositorio al último commit</text:span></text:p>
      <text:p text:style-name="P4"/>
      <text:p text:style-name="P4"/>
      <text:p text:style-name="P4"/>
      <text:p text:style-name="P5"><text:tab/><text:tab/><text:tab/><text:tab/><text:tab/><text:span text:style-name="T17">Vim</text:span></text:p>
      <text:p text:style-name="P4"/>
      <text:p text:style-name="P14"><text:span text:style-name="T4">esc =</text:span> modo comandos</text:p>
      <text:p text:style-name="P14"><text:span text:style-name="T4">a =</text:span> modo escritura</text:p>
      <text:p text:style-name="P14">q = quit</text:p>
      <text:p text:style-name="P14">w = write</text:p>
      <text:p text:style-name="P14">q!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6:35:50.092000000</dc:date>
    <meta:editing-duration>PT9M59S</meta:editing-duration>
    <meta:editing-cycles>7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28" meta:word-count="163" meta:character-count="888" meta:non-whitespace-character-count="738"/>
  </office:meta>
</office:document-meta>
</file>